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72.26pt"/>
    </style:style>
    <style:style style:name="co3" style:family="table-column">
      <style:table-column-properties fo:break-before="auto" style:column-width="146.5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Saved Card</text:p>
          </table:table-cell>
          <table:table-cell/>
          <table:table-cell table:style-name="ce3" office:value-type="string" calcext:value-type="string">
            <text:p>Tested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Use Store 1014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<text:a xlink:href="https://storefront.mi9.qat.v8.commerce.mi9cloud.com/sm/pickup/rsid/1014/" xlink:type="simple">https://storefront.mi9.qat.v8.commerce.mi9cloud.com/sm/pickup/rsid/1014/</text:a>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d items to card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roceed through Checkout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elect Pay By Card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elect a previousy saved card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lace Order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pinner and message displyed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Order confirmation page is displayed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New Card</text:p>
          </table:table-cell>
          <table:table-cell table:number-columns-repeated="1023"/>
        </table:table-row>
        <table:table-row table:style-name="ro2">
          <table:table-cell/>
          <table:table-cell table:style-name="ce2" office:value-type="string" calcext:value-type="string">
            <text:p>Use Store 1014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<text:a xlink:href="https://storefront.mi9.qat.v8.commerce.mi9cloud.com/sm/pickup/rsid/1014/" xlink:type="simple">https://storefront.mi9.qat.v8.commerce.mi9cloud.com/sm/pickup/rsid/1014/</text:a>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dd items to card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roceed through Checkout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elect Pay By Card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elect a Add A New Card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User is redirected to Opayo HPP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nter new card details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<text:a xlink:href="https://mi9retail.atlassian.net/wiki/spaces/PG/pages/2964357151/Opayo+Test+Cards" xlink:type="simple">https://mi9retail.atlassian.net/wiki/spaces/PG/pages/2964357151/Opayo+Test+Cards</text:a>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each 3DS challege Page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lace Order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pinner and message displyed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Order confirmation page is displayed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4" meta:object-count="0"/>
    <meta:generator>LibreOfficeDev/6.0.5.2$Linux_X86_64 LibreOffice_project/</meta:generator>
  </office:meta>
</office:document-meta>
</file>